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e777" officeooo:paragraph-rsid="001ca027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53ad" officeooo:paragraph-rsid="001ca02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0f32" officeooo:paragraph-rsid="001ca02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9443" officeooo:paragraph-rsid="001ca02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6e777" officeooo:paragraph-rsid="001ca027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9d370" officeooo:paragraph-rsid="001ca027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9d370" officeooo:paragraph-rsid="001ca027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b0f32" officeooo:paragraph-rsid="001ca027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e777" officeooo:paragraph-rsid="001ca027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9d370" officeooo:paragraph-rsid="001ca027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eca8b" officeooo:paragraph-rsid="001ca027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b1a7" officeooo:paragraph-rsid="001ca027" fo:background-color="transparen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853ad" officeooo:paragraph-rsid="001ca027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853ad" officeooo:paragraph-rsid="001ca02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9d370" officeooo:paragraph-rsid="001ca02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b0f32" officeooo:paragraph-rsid="001ca02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eca8b" officeooo:paragraph-rsid="001ca027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ca8b" officeooo:paragraph-rsid="001ca027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b1a7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b9443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e777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eca8b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font-style="italic" fo:font-weight="normal" fo:background-color="transparent" loext:char-shading-value="0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fo:background-color="transparent" loext:char-shading-value="0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853ad" fo:background-color="transparent" loext:char-shading-value="0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9d370" fo:background-color="transparent" loext:char-shading-value="0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6e77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853ad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6e777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9d370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cc"/>
    </style:style>
    <style:style style:name="T19" style:family="text">
      <style:text-properties fo:color="#0000cc" officeooo:rsid="001b9443"/>
    </style:style>
    <style:style style:name="T20" style:family="text">
      <style:text-properties officeooo:rsid="001b94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Sposób dodawania haseł do słownika</text:p>
      <text:p text:style-name="P5"/>
      <text:p text:style-name="P1"><text:span text:style-name="T8">wzór</text:span><text:span text:style-name="T1">: <text:tab/><text:tab/>słowo:część_mowy:liczba:rodzaj:deklinacja</text:span></text:p>
      <text:p text:style-name="P1"><text:span text:style-name="T8">przykład</text:span><text:span text:style-name="T1">: <text:tab/></text:span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9"/>
      <text:p text:style-name="P12">endoskop(u/owi/em/ie)</text:p>
      <text:p text:style-name="P12"/>
      <text:p text:style-name="P1"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u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gen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owi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dat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:subst:sg:</text:span></text:a><text:a xlink:type="simple" xlink:href="http://www.nkjp.pl/poliqarp/nkjp300/query/0/" text:style-name="Internet_20_link" text:visited-style-name="Visited_20_Internet_20_Link"><text:span text:style-name="T3">acc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"><text:span text:style-name="T4">endoskopem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inst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3"><text:span text:style-name="T4">endoskopie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loc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9"/>
      <text:p text:style-name="P5">2. Deklinacja</text:p>
      <text:p text:style-name="P5"/>
      <text:p text:style-name="P6">2.1. Liczba pojedyncza</text:p>
      <text:p text:style-name="P10"/>
      <text:p text:style-name="P1"><text:span text:style-name="T2">a) </text:span><text:span text:style-name="T14">subst:sg:nom:m1</text:span><text:span text:style-name="T2"> (r. męski osobowy, np. </text:span><text:span text:style-name="T9">papież, kto</text:span><text:span text:style-name="T2">)</text:span></text:p>
      <text:p text:style-name="P9"/>
      <text:p text:style-name="P1"><text:span text:style-name="T2">b) </text:span><text:span text:style-name="T14">subst:sg:nom:m2</text:span><text:span text:style-name="T2"> (r. męski zwierzęcy, np. </text:span><text:span text:style-name="T9">baranek, walc, babsztyl</text:span><text:span text:style-name="T2">)</text:span></text:p>
      <text:p text:style-name="P9"/>
      <text:p text:style-name="P1"><text:span text:style-name="T2">c) </text:span><text:span text:style-name="T14">subst:sg:nom:m</text:span><text:span text:style-name="T15">3</text:span><text:span text:style-name="T2"> (r. męski rzeczowy, np. </text:span><text:span text:style-name="T10">stół</text:span><text:span text:style-name="T2">)</text:span></text:p>
      <text:p text:style-name="P9"/>
      <text:p text:style-name="P2"><text:span text:style-name="T2">d) </text:span><text:span text:style-name="T16">subst:sg:nom:</text:span><text:span text:style-name="T14">f </text:span><text:span text:style-name="T7">(r. żeński, np. </text:span><text:span text:style-name="T12">stuła</text:span><text:span text:style-name="T7">)</text:span></text:p>
      <text:p text:style-name="P13"/>
      <text:p text:style-name="P2"><text:span text:style-name="T7">e) </text:span><text:span text:style-name="T16">subst:sg:nom:</text:span><text:span text:style-name="T14">n </text:span><text:span text:style-name="T7">(r. nijaki, np. </text:span><text:span text:style-name="T12">dziecko, okno, </text:span><text:span text:style-name="T13">wujostwo, </text:span><text:span text:style-name="T12">co, skrzypce, spodnie)</text:span></text:p>
      <text:p text:style-name="P14"/>
      <text:p text:style-name="P7">2.2. Liczba mnoga</text:p>
      <text:p text:style-name="P15"/>
      <text:p text:style-name="P1"><text:span text:style-name="T2">a) </text:span><text:span text:style-name="T14">subst:</text:span><text:span text:style-name="T17">pl</text:span><text:span text:style-name="T14">:nom:m1</text:span><text:span text:style-name="T2"> (r. męski osobowy, np. </text:span><text:span text:style-name="T9">papież</text:span><text:span text:style-name="T11">e</text:span><text:span text:style-name="T2">)</text:span></text:p>
      <text:p text:style-name="P9"/>
      <text:p text:style-name="P1"><text:span text:style-name="T2">b) </text:span><text:span text:style-name="T14">subst:</text:span><text:span text:style-name="T17">pl</text:span><text:span text:style-name="T14">:nom:m2</text:span><text:span text:style-name="T2"> (r. męski zwierzęcy, np. </text:span><text:span text:style-name="T9">baranek</text:span><text:span text:style-name="T11">i</text:span><text:span text:style-name="T9">, walc</text:span><text:span text:style-name="T11">e</text:span><text:span text:style-name="T9">, babsztyl</text:span><text:span text:style-name="T11">e</text:span><text:span text:style-name="T2">)</text:span></text:p>
      <text:p text:style-name="P9"/>
      <text:p text:style-name="P1"><text:span text:style-name="T2">c) </text:span><text:span text:style-name="T14">subst:</text:span><text:span text:style-name="T17">pl</text:span><text:span text:style-name="T14">:nom:m</text:span><text:span text:style-name="T15">3</text:span><text:span text:style-name="T2"> (r. męski rzeczowy, np. </text:span><text:span text:style-name="T11">stoły</text:span><text:span text:style-name="T2">)</text:span></text:p>
      <text:p text:style-name="P9"/>
      <text:p text:style-name="P2"><text:span text:style-name="T2">d) </text:span><text:span text:style-name="T16">subst:</text:span><text:span text:style-name="T17">pl</text:span><text:span text:style-name="T16">:nom:</text:span><text:span text:style-name="T14">f </text:span><text:span text:style-name="T7">(r. żeński, np. </text:span><text:span text:style-name="T12">stuła</text:span><text:span text:style-name="T7">)</text:span></text:p>
      <text:p text:style-name="P13"/>
      <text:p text:style-name="P2"><text:span text:style-name="T7">e) </text:span><text:span text:style-name="T16">subst:</text:span><text:span text:style-name="T17">pl</text:span><text:span text:style-name="T16">:nom:</text:span><text:span text:style-name="T14">n </text:span><text:span text:style-name="T7">(r. nijaki, np.</text:span><text:span text:style-name="T12"> skrzypce, spodnie)</text:span></text:p>
      <text:p text:style-name="P14"/>
      <text:p text:style-name="P8">3. Przypadki</text:p>
      <text:p text:style-name="P16"/>
      <text:p text:style-name="P3"><text:span text:style-name="T18">nom</text:span><text:tab/><text:tab/>mianownik</text:p>
      <text:p text:style-name="P3"><text:span text:style-name="T18">gen</text:span><text:tab/><text:tab/>dopełniacz</text:p>
      <text:p text:style-name="P3"><text:span text:style-name="T18">dat</text:span><text:tab/><text:tab/>celownik</text:p>
      <text:p text:style-name="P3"><text:span text:style-name="T18">acc</text:span><text:tab/><text:tab/>biernik</text:p>
      <text:p text:style-name="P3"><text:span text:style-name="T18">inst</text:span><text:tab/><text:tab/>narzędnik</text:p>
      <text:p text:style-name="P3"><text:span text:style-name="T18">loc</text:span><text:tab/><text:tab/>miejscownik</text:p>
      <text:p text:style-name="P3"><text:span text:style-name="T18">voc</text:span><text:tab/><text:tab/>wołacz</text:p>
      <text:p text:style-name="P3"/>
      <text:p text:style-name="P4">przykad:</text:p>
      <text:p text:style-name="P4"/>
      <text:p text:style-name="P3"><text:soft-page-break/><text:span text:style-name="T18">nom</text:span><text:tab/><text:tab/><text:span text:style-name="T20">endoskop</text:span></text:p>
      <text:p text:style-name="P3"><text:bookmark-start text:name="__DdeLink__525_536423297"/><text:span text:style-name="T18">gen</text:span><text:bookmark-end text:name="__DdeLink__525_536423297"/><text:tab/><text:tab/><text:span text:style-name="T20">endoskopu</text:span></text:p>
      <text:p text:style-name="P3"><text:bookmark-start text:name="__DdeLink__527_536423297"/><text:span text:style-name="T18">dat</text:span><text:bookmark-end text:name="__DdeLink__527_536423297"/><text:tab/><text:tab/><text:span text:style-name="T20">endoskopowi</text:span></text:p>
      <text:p text:style-name="P3"><text:bookmark-start text:name="__DdeLink__529_536423297"/><text:span text:style-name="T18">acc</text:span><text:bookmark-end text:name="__DdeLink__529_536423297"/><text:tab/><text:tab/><text:span text:style-name="T19">= nom</text:span></text:p>
      <text:p text:style-name="P3"><text:bookmark-start text:name="__DdeLink__531_536423297"/><text:span text:style-name="T18">inst</text:span><text:bookmark-end text:name="__DdeLink__531_536423297"/><text:tab/><text:tab/><text:span text:style-name="T20">endoskopem</text:span></text:p>
      <text:p text:style-name="P3"><text:bookmark-start text:name="__DdeLink__533_536423297"/><text:bookmark-start text:name="__DdeLink__535_536423297"/><text:span text:style-name="T18">loc</text:span><text:bookmark-end text:name="__DdeLink__533_536423297"/><text:bookmark-end text:name="__DdeLink__535_536423297"/><text:tab/><text:tab/><text:span text:style-name="T20">endoskopie</text:span></text:p>
      <text:p text:style-name="P3"><text:span text:style-name="T18">voc</text:span><text:tab/><text:span text:style-name="T18"><text:tab/></text:span><text:span text:style-name="T19">= loc</text:span></text:p>
      <text:p text:style-name="P3"/>
      <text:p text:style-name="P17">4. Wyrażenia regularne</text:p>
      <text:p text:style-name="P18"/>
      <text:p text:style-name="P1"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u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gen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owi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dat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1"><text:a xlink:type="simple" xlink:href="http://www.nkjp.pl/poliqarp/nkjp300/query/0/" text:style-name="Internet_20_link" text:visited-style-name="Visited_20_Internet_20_Link"><text:span text:style-name="T2">endoskop:subst:sg:</text:span></text:a><text:a xlink:type="simple" xlink:href="http://www.nkjp.pl/poliqarp/nkjp300/query/0/" text:style-name="Internet_20_link" text:visited-style-name="Visited_20_Internet_20_Link"><text:span text:style-name="T3">acc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"><text:span text:style-name="T4">endoskopem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inst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3"><text:span text:style-name="T4">endoskopie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loc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9"/>
      <text:p text:style-name="P1"><text:bookmark-start text:name="__DdeLink__32_1473851651"/><text:bookmark-start text:name="__DdeLink__30_1473851651"/><text:a xlink:type="simple" xlink:href="http://www.nkjp.pl/poliqarp/nkjp300/query/0/" text:style-name="Internet_20_link" text:visited-style-name="Visited_20_Internet_20_Link"><text:span text:style-name="T2">endoskop</text:span></text:a><text:span text:style-name="T6">|gen:u|dat:owi|acc:|inst:em|loc:ie|</text:span><text:bookmark-end text:name="__DdeLink__32_1473851651"/><text:bookmark-end text:name="__DdeLink__30_1473851651"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9:00:55.164858305</meta:creation-date>
    <meta:generator>LibreOffice/5.1.6.2$Linux_X86_64 LibreOffice_project/10m0$Build-2</meta:generator>
    <dc:date>2020-03-02T01:04:39.798650425</dc:date>
    <meta:editing-duration>PT5H8M18S</meta:editing-duration>
    <meta:editing-cycles>6</meta:editing-cycles>
    <meta:document-statistic meta:table-count="0" meta:image-count="0" meta:object-count="0" meta:page-count="2" meta:paragraph-count="47" meta:word-count="145" meta:character-count="1328" meta:non-whitespace-character-count="1213"/>
  </office:meta>
</office:document-meta>
</file>